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Heading_20_1">
      <style:text-properties fo:language="en" fo:country="GB"/>
    </style:style>
    <style:style style:name="P6" style:family="paragraph" style:parent-style-name="Heading_20_3">
      <style:text-properties fo:language="en" fo:country="GB"/>
    </style:style>
    <style:style style:name="T1"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MIT - Energy App</text:p>
      <text:p text:style-name="P2">By</text:p>
      <text:p text:style-name="P2">Carles Sentis</text:p>
      <text:p text:style-name="P3"/>
      <text:p text:style-name="P3"></text:p>
      <text:h text:style-name="P5" text:outline-level="1">Possible Changes/Issues/Features:</text:h>
      <text:p text:style-name="Text_20_body"><text:span text:style-name="T1"/></text:p>
      <text:p text:style-name="Text_20_body"><text:span text:style-name="T1">All of these can be reviewed and I will be expecting feedback.</text:span></text:p>
      <text:p text:style-name="Text_20_body"><text:span text:style-name="T1"/></text:p>
      <text:p text:style-name="Text_20_body"><text:span text:style-name="T1">As far as Level 2, everything should be working. On level 2 only the video buttons are working.</text:span></text:p>
      <text:p text:style-name="Text_20_body"><text:span text:style-name="T1">I'm working on solarOverviewActivity at the moment. Once this one is done the rest should be easier.</text:span></text:p>
      <text:p text:style-name="Text_20_body"><text:span text:style-name="T1">You can have a look at the solarOverviewActivity if you like but there are no dialog at the moment. I'm still working the onTouch() events and getting coordinates to know where the user has clicked but it is turning more difficult than expected with different screen sizes, densities, zoom, etc.</text:span></text:p>
      <text:p text:style-name="P3">Another possibility would be to have just one static picture which would not move and that would always fill the screen size no matter the size.</text:p>
      <text:p text:style-name="P3"/>
      <text:p text:style-name="P3">Perhaps you John have some tips to give.</text:p>
      <text:h text:style-name="P6" text:outline-level="3">1.- launcherActivity ?</text:h>
      <text:p text:style-name="P3">I've changed the about activity and created a LauncherActivity where the aboutActivity gets called from.</text:p>
      <text:p text:style-name="P3"/>
      <text:p text:style-name="P3">This a static view (no scrolling) with all the icons to launch all the other main activities from. I though it look better like this, rather than having the text and button on top.</text:p>
      <text:h text:style-name="P6" text:outline-level="3">2.- Added About menu option</text:h>
      <text:p text:style-name="P3">In Aurora's document she didn't add the about option in the menu but I think there should be</text:p>
      <text:p text:style-name="P3">the option to launch the aboutActivity from the menu.</text:p>
      <text:p text:style-name="P3"></text:p>
      <text:h text:style-name="P6" text:outline-level="3">3.- Added Preferences</text:h>
      <text:p text:style-name="P3">to review on first milestone if preferences are OK add more or remove them?</text:p>
      <text:p text:style-name="P3">More can be added as the app get bigger and better :-)</text:p>
      <text:p text:style-name="P3"></text:p>
      <text:h text:style-name="P6" text:outline-level="3">4.- Images removed background colour</text:h>
      <text:p text:style-name="P3">Android wasn't given me a nice contrast with the icons white background colour, so I removed all </text:p>
      <text:p text:style-name="P3">the background colours to transparent where possible. Mainly the icons from the launcherActivity.</text:p>
      <text:p text:style-name="P3"></text:p>
      <text:h text:style-name="P6" text:outline-level="3">5.- Possible change</text:h>
      <text:p text:style-name="P3">I would perhaps remove the welcome screen and join the welcome screen with the about screen into <text:soft-page-break/>one.</text:p>
      <text:p text:style-name="P3"></text:p>
      <text:h text:style-name="P6" text:outline-level="3">6.- Added splash screen</text:h>
      <text:p text:style-name="P3">I hope you like this small addition</text:p>
      <text:p text:style-name="P3"/>
      <text:h text:style-name="P6" text:outline-level="3">7.- Feature</text:h>
      <text:p text:style-name="P4">YouTube app gets launched for videos whenever possible (installed on device) other ways falls back to default browser mode.</text:p>
      <text:p text:style-name="P4">No need to handle video support from within the app, and if YouTube app is available which most people do, it do better error handling etc and you get the extra YouTube features like comment, send, share, ...</text:p>
      <text:p text:style-name="P4"/>
      <text:h text:style-name="P6" text:outline-level="3">8.- Department of Engineering webView</text:h>
      <text:p text:style-name="P4">Instead of opening the browser with the link, I handled the called within the app. Basic web browsing can be done from within the app: zoom in/out, click links, call backs, …</text:p>
      <text:p text:style-name="P4">I though it gave it a better feel <text:s/>of the app consistency.</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es Sentis</meta:initial-creator>
    <meta:creation-date>2011-07-26T20:51:54</meta:creation-date>
    <meta:document-statistic meta:table-count="0" meta:image-count="0" meta:object-count="0" meta:page-count="2" meta:paragraph-count="37" meta:word-count="428" meta:character-count="2481"/>
    <dc:date>2011-07-26T21:18:42</dc:date>
    <dc:creator>Carles Sentis</dc:creator>
    <meta:editing-duration>PT8M57S</meta:editing-duration>
    <meta:editing-cycles>1</meta:editing-cycles>
    <meta:generator>LibreOffice/3.3$Linux LibreOffice_project/330m19$Build-202</meta:generator>
  </office:meta>
</office:document-meta>
</file>